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onjour Meusieur, Madame</text:p>
      <text:p text:style-name="Normal"/>
      <text:p text:style-name="Normal">Suite à<text:s/>un probléme, nous avons créé<text:s/>une nouvelle<text:s/>page Facebook. Pour voire<text:s/>nos différentes activités<text:s/>veuillez nous suivre par ici</text:p>
      <text:p text:style-name="Normal"><text:a xlink:href="https://www.facebook.com/maisonacoudre" office:target-frame-name="_top" xlink:show="replace"><text:span text:style-name="Lienhypertexte">https://www.facebook.com/maisonacoudre</text:span></text:a><text:s/></text:p>
      <text:p text:style-name="Normal"/>
      <text:p text:style-name="Normal">Bonne journée à vous, désoler pour le désagré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 fo:margin-bottom="0in" fo:line-height="100%"/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ENTIN LE MOUAL</meta:initial-creator>
    <dc:creator>VALENTIN LE MOUAL</dc:creator>
    <meta:creation-date>2022-08-15T19:02:00Z</meta:creation-date>
    <dc:date>2022-08-16T16:52:00Z</dc:date>
    <meta:template xlink:href="Normal.dotm" xlink:type="simple"/>
    <meta:editing-cycles>1</meta:editing-cycles>
    <meta:editing-duration>PT78600S</meta:editing-duration>
    <meta:document-statistic meta:page-count="1" meta:paragraph-count="1" meta:word-count="46" meta:character-count="302" meta:row-count="2" meta:non-whitespace-character-count="257"/>
  </office:meta>
</office:document-meta>
</file>